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1" svg:font-family="Helvetica, Arial"/>
    <style:font-face style:name="Helvetica" svg:font-family="Helvetica, Arial, sans-serif"/>
    <style:font-face style:name="Mangal1" svg:font-family="Mangal"/>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2" style:family="paragraph" style:parent-style-name="Text_20_body">
      <loext:graphic-properties draw:fill="solid" draw:fill-color="#fffffe" draw:opacity="100%"/>
      <style:paragraph-properties fo:margin-left="0cm" fo:margin-right="0cm" fo:margin-top="0.265cm" fo:margin-bottom="0.106cm" loext:contextual-spacing="false" fo:orphans="2" fo:widows="2" fo:text-indent="0cm" style:auto-text-indent="false" fo:background-color="#fffffe" fo:padding="0cm" fo:border="none"/>
    </style:style>
    <style:style style:name="P3" style:family="paragraph" style:parent-style-name="Heading_20_1">
      <loext:graphic-properties draw:fill="solid" draw:fill-color="#fffffe" draw:opacity="100%"/>
      <style:paragraph-properties fo:margin-left="0cm" fo:margin-right="0cm" fo:margin-top="0.265cm" fo:margin-bottom="0.106cm" loext:contextual-spacing="false" fo:orphans="2" fo:widows="2" fo:text-indent="0cm" style:auto-text-indent="false" fo:background-color="#fffffe" fo:padding="0cm" fo:border="none"/>
      <style:text-properties fo:font-variant="normal" fo:text-transform="none" fo:color="#000000" style:font-name="Helvetica" fo:font-size="13.5pt" fo:letter-spacing="normal" fo:font-style="normal"/>
    </style:style>
    <style:style style:name="P4"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6" style:family="paragraph">
      <style:text-properties style:font-name="F" fo:font-size="12pt"/>
    </style:style>
    <style:style style:name="P7"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T1" style:family="text">
      <style:text-properties fo:color="#ce181e"/>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variant="normal" fo:text-transform="none" fo:color="#000000" style:text-outline="false" style:text-line-through-style="none" style:text-line-through-type="none" style:text-position="0% 100%" style:font-name="Liberation Serif" fo:font-size="12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Helvetica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a xlink:type="simple" xlink:href="https://rockingsoccer.com/lv/futbols/help/home/category-8/article-30" text:style-name="Internet_20_link" text:visited-style-name="Visited_20_Internet_20_Link">https://rockingsoccer.com/lv/futbols/help/home/category-8/article-30</text:a></text:h>
      <text:h text:style-name="P3" text:outline-level="1">Infrastruktūra: Futbola skola</text:h>
      <text:p text:style-name="P1">Futbola skolas skauti ik pa laikam atrod jaunus talantus. Šie spēlētāji ir jauni un līdz ar to vēl nav gatavi spēlēšanai, jo to prasmes ir jāattīsta spēlējot jauniešu spēles un ikdienas nodarbībās Treniņu bāzē. Jo augstāks Futbola skolas līmenis, jo labākus spēlētājus skauti spēj atrast. Augstākā līmeņa Futbola skolas skauti spēj atrast izcilus spēlētājus.</text:p>
      <text:p text:style-name="P1">Lai būvētu Futbola skolu ir nepieciešama 2. līmeņa Treniņu bāze.</text:p>
      <text:h text:style-name="P4" text:outline-level="3">Jauno spēlētāju skaits</text:h>
      <text:p text:style-name="P1">Tas, cik jauno spēlētāju tiks sagatavots katru sezonu, ir iepriekš noteikts un paredzams. Jo augstāk attīstīta jauniešu skola, jo retāk to absolvēs jaunie spēlētāji, bet treneri būs varējuši ar tiem strādāt intensīvāk un tādēļ to sākotnējās prasmes būs augstākas. Jaunie spēlētāji tiek sagatavoti noteikta laika posma ietvaros, bet precīzs laiks nav iepriekš zināms. Tā, piemēram, ja sezonā (52 dienās) komandu papildina 7 jaunie spēlētāji, par katru no tiem vidēji saņemsi ziņu ik pēc 52/7=7,4 dienām. Šo 7,4 dienu laikā spēlētājs var parādīties jebkurā brīdī. Var gadīties, ka divas nedēļas nesaņemsi ziņu ne par vienu spēlētāju, bet pēc tam iegūsi divus gandrīz vai vienu pēc otra.</text:p>
      <text:h text:style-name="P4" text:outline-level="3">Jauno spēlētāju īpašības</text:h>
      <text:p text:style-name="P1">Futbola skolas uzstādījumos vari norādīt, kādus jaunos spēlētājus tai jāsagatavo. Jo attīstītāka futbola skola, jo precīzāk varēsi pielāgot tās apmācītos jauniešus savām vēlmēm un vajadzībām.</text:p>
      <text:h text:style-name="P4" text:outline-level="3">Spēlētāju nolīgšana</text:h>
      <text:p text:style-name="P1">Kad skauti ir atraduši prasībām atbilstošu (viņuprāt) spēlētāju, Tu saņemsi ziņu un Futbola skolā varēsi aplūkot viņa prasmes. Kamēr spēlētājs atrodas Futbola skola, viņš saņem treniņu atbilstoši Futbola skolas līmenim (4. Futbola skolā spēlētājs saņem treniņu kā 4. Treniņu bāzē utml), taču šinī laikā viņš nevar piedalīties spēlēs. Spēlētāja ātrākai attīstībai līdz ar to ir svarīgi, lai viņš atrastos komandas sastāvā (kaut rezervē), kur viņš varēs piedalīties jauniešu un <text:span text:style-name="T1"><office:annotation office:name="__Annotation__4_2893266819"><dc:creator>Unknown Author</dc:creator><dc:date>2018-11-09T10:44:33.884000000</dc:date><text:p text:style-name="P7"><text:span text:style-name="T2">draudzības</text:span></text:p></office:annotation></text:span><text:span text:style-name="T1">draudzibas</text:span><office:annotation-end office:name="__Annotation__4_2893266819"/> spēlēs.</text:p>
      <text:p text:style-name="P1"><office:annotation office:name="__Annotation__2_2893266819"><dc:creator>Unknown Author</dc:creator><dc:date>2018-11-09T10:44:02.092000000</dc:date><text:p text:style-name="P7"><text:span text:style-name="T2">Piedāvājot</text:span></text:p></office:annotation>P<text:span text:style-name="T1">I</text:span>edāvājot<office:annotation-end office:name="__Annotation__2_2893266819"/> spēlētājam līgumu, Tu apņemies viņam izmaksāt iknedēļas algu. Spēlētājs iekļaujas rezerves sastāvā, var tikt pieteikts draudzības un <text:span text:style-name="T1"><office:annotation office:name="__Annotation__7_2893266819"><dc:creator>Unknown Author</dc:creator><dc:date>2018-11-09T10:49:43.267000000</dc:date><text:p text:style-name="P5"><text:span text:style-name="T2">U21 spēlēm, kā arī saņem </text:span></text:p></office:annotation></text:span><text:span text:style-name="T1">U 21 spēlēm kā arī .saņem </text:span><office:annotation-end office:name="__Annotation__7_2893266819"/>ikdienas treniņus Treniņu bāzē, kur viņam var tikt izveidots arī individuāls treniņu plāns.</text:p>
      <text:h text:style-name="P4" text:outline-level="3">Supertalanti</text:h>
      <text:p text:style-name="P1">Ir 4% iespēja, ka spēlētājs Futbola skolā būs tā sauktais supertalants. Šādam spēlētājam ir lielāks talants par maksimālo Futbola skolā iespējamo. Arī pārējās nemainīgās prasmes šim spēlētājam var būt augstākas par Futbola skolas maksimālo līmeni.</text:p>
      <text:p text:style-name="P1">Lai padarītu <text:span text:style-name="T1"><office:annotation office:name="__Annotation__19_2893266819"><dc:creator>Unknown Author</dc:creator><dc:date>2018-11-09T10:53:35.235000000</dc:date><text:p text:style-name="P6"><text:span text:style-name="T3">Domāju, ka te stilistiski būtu pareizāk: “</text:span><text:span text:style-name="T4">Lai padarītu </text:span><text:span text:style-name="T3">talantu meklēšanu <text:s/>nedaudz godīgāku”</text:span></text:p></office:annotation></text:span><text:span text:style-name="T1">šo visu</text:span><office:annotation-end office:name="__Annotation__19_2893266819"/> nedaudz <text:span text:style-name="T1">godīgāk</text:span> esam ieviesuši supertalantu atlases sistēmu, kura nosaka, ja tavi pēdējie 30 futbola skolas audzēkņi nav bijuši supertalanti, tad nākošais noteikti būs. Tāpat, ja pēdējo 25 futbola skolas audzēkņu vidū ir bijuši 2 supertalanti, tad nākošais noteikti nebūs supertalants. Futbola skolas spēlētāju pārskatā vari redzēt savus pēdējos 30 futbola skolas spēlētājus. Supertalanti ir apzīmēti ar zelta zvaigzni.</text:p>
      <text:p text:style-name="P1">Spēlētāji, kas pievienojas klubam uzbūvējot Futbola skolas līmeni, nevar būt supertalanti.</text:p>
      <text:h text:style-name="P4" text:outline-level="3">Jaunatnes Akadēmija</text:h>
      <text:p text:style-name="P1">Sasniedzot 10. līmeni Futbola skolai, ir iespējams sākt būvēt Jaunatnes Akadēmiju, kas aizstās Futbola skolu. Jaunatnes Akadēmijā nebūs papildus spēlētāju par jaunu līmeņu uzbūvēšanu. Tāpat Jaunatnes Akadēmija ir dārga infrastruktūras sadaļa un līdzīgi Futbola Akadēmijai nepakļaujas kluba padomes <text:span text:style-name="T1"><office:annotation office:name="__Annotation__0_2893266819"><dc:creator>Unknown Author</dc:creator><dc:date>2018-11-09T10:43:40.220000000</dc:date><text:p text:style-name="P5"><text:span text:style-name="T2">finanšu</text:span></text:p></office:annotation></text:span><text:span text:style-name="T1">finansu</text:span><office:annotation-end office:name="__Annotation__0_2893266819"/> ierobežojumiem <office:annotation><dc:creator>Unknown Author</dc:creator><dc:date>2018-11-09T10:59:41.036000000</dc:date><text:p text:style-name="P5"><text:span text:style-name="T2">komats</text:span></text:p></office:annotation>tāpēc pirms to celt pārliecinies, ka klubs spēs to uzturēt ilgtermiņā.</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1" svg:font-family="Helvetica, Arial"/>
    <style:font-face style:name="Helvetica" svg:font-family="Helvetica, Arial, sans-serif"/>
    <style:font-face style:name="Mangal1" svg:font-family="Mangal"/>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0:40:43.736000000</meta:creation-date>
    <dc:date>2018-11-09T11:01:33.798000000</dc:date>
    <meta:editing-duration>PT10M40S</meta:editing-duration>
    <meta:editing-cycles>1</meta:editing-cycles>
    <meta:generator>LibreOffice/6.1.3.2$Windows_X86_64 LibreOffice_project/86daf60bf00efa86ad547e59e09d6bb77c699acb</meta:generator>
    <meta:document-statistic meta:table-count="0" meta:image-count="0" meta:object-count="0" meta:page-count="2" meta:paragraph-count="17" meta:word-count="476" meta:character-count="3413" meta:non-whitespace-character-count="2954"/>
  </office:meta>
</office:document-meta>
</file>